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Play Omori.</text:p>
      <text:p text:style-name="Standard">-Add more sources of values<text:s/>to<text:s/>if statements.</text:p>
      <text:p text:style-name="Standard">-Ignore deactivated events.</text:p>
      <text:p text:style-name="Standard">-Create new event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soft-page-break/>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soft-page-break/>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04T16:28:00Z</dc:date>
    <meta:template xlink:href="Normal.dotm" xlink:type="simple"/>
    <meta:editing-cycles>407</meta:editing-cycles>
    <meta:editing-duration>PT98040S</meta:editing-duration>
    <meta:document-statistic meta:page-count="5" meta:paragraph-count="20" meta:word-count="1547" meta:character-count="10349" meta:row-count="73" meta:non-whitespace-character-count="8822"/>
  </office:meta>
</office:document-meta>
</file>